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draw:fill="solid" draw:fill-color="#000000" draw:fill-image-width="0cm" draw:fill-image-height="0cm"/>
    </style:style>
    <style:style style:name="dp2" style:family="drawing-page">
      <style:drawing-page-properties draw:fill="gradient" draw:fill-color="#14538b" draw:fill-gradient-name="Sky" draw:fill-image-width="0cm" draw:fill-image-height="0cm"/>
    </style:style>
    <style:style style:name="dp3" style:family="drawing-page">
      <style:drawing-page-properties draw:fill="gradient" draw:fill-color="#000000" draw:fill-gradient-name="Sky2" draw:fill-image-width="0cm" draw:fill-image-height="0cm"/>
    </style:style>
    <style:style style:name="dp4" style:family="drawing-page">
      <style:drawing-page-properties draw:fill="solid" draw:fill-color="#666666" draw:fill-image-width="0cm" draw:fill-image-height="0cm"/>
    </style:style>
    <style:style style:name="gr1" style:family="graphic" style:parent-style-name="standard">
      <style:graphic-properties draw:stroke="none" svg:stroke-color="#000000" draw:fill="solid" draw:fill-color="#ffffff" draw:textarea-horizontal-align="center" draw:textarea-vertical-align="middle" fo:min-height="5.25cm" draw:shadow="hidden"/>
    </style:style>
    <style:style style:name="gr2" style:family="graphic" style:parent-style-name="standard">
      <style:graphic-properties draw:stroke="none" draw:fill-color="#ffffff" draw:textarea-horizontal-align="center" draw:textarea-vertical-align="middle" draw:auto-grow-height="false" fo:min-height="12.251cm" fo:min-width="12.001cm" draw:shadow="hidden"/>
    </style:style>
    <style:style style:name="gr3" style:family="graphic" style:parent-style-name="standard">
      <style:graphic-properties draw:stroke="none" svg:stroke-color="#000000" draw:fill="gradient" draw:fill-color="#ffffff" draw:fill-gradient-name="Gradient_20_3" draw:textarea-horizontal-align="center" draw:textarea-vertical-align="middle" fo:min-height="5.25cm" draw:shadow="hidden"/>
    </style:style>
    <style:style style:name="gr4" style:family="graphic" style:parent-style-name="standard">
      <style:graphic-properties draw:stroke="none" draw:fill="gradient" draw:fill-color="#ffffff" draw:fill-gradient-name="Gradient_20_3" draw:textarea-horizontal-align="center" draw:textarea-vertical-align="middle" draw:auto-grow-height="false" fo:min-height="12.251cm" fo:min-width="12.001cm" draw:shadow="hidden"/>
    </style:style>
    <style:style style:name="P1" style:family="paragraph">
      <loext:graphic-properties draw:fill="solid" draw:fill-color="#ffffff"/>
      <style:paragraph-properties fo:text-align="center"/>
      <style:text-properties fo:color="#000000" fo:font-size="50pt" style:font-size-asian="50pt" style:font-size-complex="50pt"/>
    </style:style>
    <style:style style:name="P2" style:family="paragraph">
      <loext:graphic-properties draw:fill-color="#ffffff"/>
      <style:paragraph-properties fo:text-align="center"/>
    </style:style>
    <style:style style:name="P3" style:family="paragraph">
      <loext:graphic-properties draw:fill="gradient" draw:fill-color="#ffffff" draw:fill-gradient-name="Gradient_20_3"/>
      <style:paragraph-properties fo:text-align="center"/>
      <style:text-properties fo:color="#000000" fo:font-size="50pt" style:font-size-asian="50pt" style:font-size-complex="50pt"/>
    </style:style>
    <style:style style:name="P4" style:family="paragraph">
      <loext:graphic-properties draw:fill="gradient" draw:fill-color="#ffffff" draw:fill-gradient-name="Gradient_20_3"/>
      <style:paragraph-properties fo:text-align="center"/>
    </style:style>
  </office:automatic-styles>
  <office:body>
    <office:drawing>
      <draw:page draw:name="page1" draw:style-name="dp1" draw:master-page-name="Standard">
        <draw:path draw:style-name="gr1" draw:text-style-name="P1" draw:layer="layout" svg:width="1.87cm" svg:height="2.042cm" svg:x="1.541cm" svg:y="1.347cm" svg:viewBox="0 0 1871 2043" svg:d="M971 854c-89 0-176-15-259-47-84-30-147-72-191-124-43-53-65-113-65-175 0-82 22-159 67-234s110-137 194-192c85-55 157-82 215-82 30 0 44 12 44 37s-14 55-47 93c-32 34-47 67-47 89 0 25 7 43 20 55 12 15 30 22 52 30 20 7 55 12 100 15 84 5 147 15 184 32 40 18 72 45 97 80 25 37 38 80 40 129 0 53-17 103-47 150-33 45-78 80-140 107-60 25-132 37-217 37zM244 959c0-70 15-132 47-192 33-57 65-87 100-87 25 0 37 15 40 42 2 48 27 93 77 130 47 40 115 72 197 95 82 22 164 34 247 34 109 0 206-22 293-67 88-47 157-112 207-194 10-15 20-23 35-23 32 0 60 25 82 75 23 50 33 107 33 172 0 147-65 262-192 346-127 85-294 127-498 127-195 0-354-39-479-124-127-82-189-192-189-334zM1871 1402c0 122-38 235-117 329-80 97-192 172-342 227-147 57-309 85-485 85-83 0-185-10-307-30-122-23-226-55-316-97-87-45-162-110-219-195-58-84-85-177-85-271 0-77 17-145 52-207 35-60 73-90 110-90 17 0 35 15 47 43 28 72 80 132 157 182 75 49 160 87 254 109 92 23 195 35 304 35 194 0 356-32 486-100 127-67 212-162 254-286 2-10 10-23 15-35s15-17 30-17c30 0 65 29 104 94 40 62 58 137 58 224z">
          <text:p/>
        </draw:path>
        <draw:polygon draw:style-name="gr2" draw:text-style-name="P2" draw:layer="layout" svg:width="4.271cm" svg:height="4.271cm" draw:transform="rotate (1.68528992572572) translate (0.590499848867951cm 4.84537980196731cm)" svg:viewBox="0 0 4272 4272" draw:points="3445,3044 3465,3012 3487,2977 3507,2945 3527,2910 3545,2877 3564,2842 3579,2805 3597,2770 3612,2733 3627,2698 3639,2661 3652,2623 3662,2586 3674,2549 3684,2509 3692,2471 3699,2434 3707,2394 3714,2354 3716,2317 3721,2277 3724,2237 3726,2200 3729,2160 3729,2120 3726,2080 3727,2043 3722,2003 3719,1963 3714,1926 3709,1886 3702,1849 3694,1809 3684,1771 3677,1731 3667,1694 3654,1657 3642,1619 3629,1582 3614,1547 3600,1510 3585,1475 3567,1438 3550,1403 3530,1370 3510,1335 3490,1301 3470,1268 3448,1236 3425,1203 3403,1171 3378,1141 3353,1111 3328,1081 3301,1051 3273,1024 3246,994 3216,969 3189,942 3159,917 3129,892 3096,867 3067,845 3034,822 2999,800 2967,780 2935,760 2900,740 2865,723 2830,705 2795,688 2758,673 2723,658 2686,643 2648,630 2611,618 2573,605 2536,595 2496,585 2459,578 2421,570 2382,563 2342,558 2304,553 2265,551 2225,548 2187,546 2147,546 2108,546 2068,546 2030,548 1991,553 1951,555 1913,560 1873,568 1836,573 1796,580 1759,590 1719,600 1682,610 1644,623 1607,635 1570,648 1535,662 1497,677 1462,695 1428,712 1393,730 1358,747 1323,767 1291,789 1256,809 1223,832 1193,854 1161,879 1131,902 1101,929 1071,954 1041,981 1014,1009 987,1036 959,1063 934,1093 909,1123 884,1156 860,1185 837,1218 815,1250 792,1283 772,1315 752,1350 732,1385 715,1420 698,1454 683,1489 665,1527 653,1562 638,1599 625,1636 613,1674 603,1711 593,1751 583,1788 575,1826 568,1865 563,1903 556,1943 553,1983 551,2020 546,2060 546,2100 546,2139 546,2177 546,2217 548,2257 553,2294 558,2334 563,2374 568,2411 575,2451 585,2488 593,2528 603,2565 615,2603 628,2640 640,2678 653,2712 667,2750 685,2787 700,2822 717,2857 735,2892 755,2927 775,2959 794,2994 817,3026 839,3059 862,3091 887,3121 912,3151 936,3181 964,3211 989,3241 1016,3268 1046,3295 1073,3323 1103,3348 1133,3373 1166,3398 1195,3420 1228,3442 1260,3465 1295,3485 1327,3507 1362,3527 1395,3545 1430,3562 1467,3579 1502,3597 1539,3612 1574,3624 1611,3639 1649,3652 1686,3662 1723,3674 1763,3684 1801,3692 1838,3699 1878,3707 1918,3714 1955,3716 1995,3721 2032,3724 2072,3726 2112,3726 2152,3729 2192,3726 2229,3727 2269,3722 2306,3719 2346,3714 2386,3709 2423,3702 2463,3694 2501,3684 2541,3677 2578,3667 2615,3654 2653,3642 2687,3629 2725,3614 2762,3600 2976,4100 2927,4120 2879,4140 2829,4158 2780,4172 2727,4190 2677,4202 2625,4215 2575,4227 2523,4237 2471,4245 2418,4255 2366,4260 2314,4265 2261,4270 2209,4272 2157,4272 2104,4272 2050,4270 1997,4267 1945,4265 1893,4260 1840,4252 1788,4245 1738,4235 1686,4225 1634,4212 1584,4200 1532,4185 1482,4170 1432,4152 1382,4135 1332,4115 1285,4095 1238,4075 1190,4050 1143,4028 1096,4003 1051,3975 1006,3948 961,3921 916,3891 874,3861 832,3828 789,3796 750,3761 710,3726 672,3691 635,3654 598,3617 560,3579 525,3539 490,3500 458,3460 426,3417 396,3375 366,3330 336,3288 309,3243 281,3196 256,3151 232,3103 209,3056 187,3009 164,2961 147,2912 127,2862 109,2812 95,2762 80,2712 65,2660 52,2610 42,2558 32,2506 22,2453 17,2401 10,2349 5,2296 2,2244 0,2192 0,2139 0,2087 3,2032 5,1980 10,1930 15,1875 22,1826 30,1771 40,1721 52,1669 65,1619 77,1566 92,1517 107,1467 125,1417 145,1365 162,1317 184,1270 207,1220 229,1173 254,1126 279,1081 307,1036 334,991 361,946 391,904 424,859 454,819 488,777 521,737 558,697 593,660 630,622 668,585 705,550 745,513 787,481 827,448 870,416 912,386 957,356 1002,326 1047,299 1091,274 1136,249 1184,224 1231,202 1278,179 1328,159 1378,139 1428,122 1478,105 1527,90 1577,75 1627,62 1679,50 1732,40 1784,30 1836,22 1889,15 1941,10 1993,5 2045,2 2098,0 2150,0 2202,3 2257,3 2310,8 2362,13 2414,17 2466,25 2519,35 2569,45 2621,55 2673,67 2723,82 2773,97 2823,112 2872,132 2922,150 2972,170 3019,192 3067,214 3114,237 3161,262 3206,287 3251,314 3296,344 3341,371 3383,401 3425,434 3468,466 3508,498 3547,533 3587,568 3627,606 3662,643 3699,680 3734,720 3769,758 3801,800 3836,840 3866,885 3896,927 3926,969 3953,1014 3981,1059 4008,1106 4033,1154 4055,1198 4078,1246 4100,1296 4120,1345 4140,1393 4158,1443 4172,1492 4190,1542 4202,1595 4215,1644 4227,1697 4237,1747 4245,1801 4255,1851 4260,1906 4265,1956 4270,2008 4272,2063 4272,2115 4272,2168 4270,2220 4267,2275 4265,2324 4260,2377 4252,2432 4245,2481 4235,2534 4225,2586 4212,2638 4200,2688 4185,2740 4170,2790 4152,2840 4135,2890 4117,2937 4095,2987 4075,3034 4053,3082 4028,3129 4003,3176 3975,3221 3948,3266 3921,3311 3891,3356 4272,3418 3208,3861 3246,2735">
          <text:p/>
        </draw:polygon>
      </draw:page>
      <draw:page draw:name="page2" draw:style-name="dp2" draw:master-page-name="Standard_5f_">
        <draw:path draw:style-name="gr1" draw:text-style-name="P1" draw:layer="layout" svg:width="1.87cm" svg:height="2.042cm" svg:x="1.541cm" svg:y="1.347cm" svg:viewBox="0 0 1871 2043" svg:d="M971 854c-89 0-176-15-259-47-84-30-147-72-191-124-43-53-65-113-65-175 0-82 22-159 67-234s110-137 194-192c85-55 157-82 215-82 30 0 44 12 44 37s-14 55-47 93c-32 34-47 67-47 89 0 25 7 43 20 55 12 15 30 22 52 30 20 7 55 12 100 15 84 5 147 15 184 32 40 18 72 45 97 80 25 37 38 80 40 129 0 53-17 103-47 150-33 45-78 80-140 107-60 25-132 37-217 37zM244 959c0-70 15-132 47-192 33-57 65-87 100-87 25 0 37 15 40 42 2 48 27 93 77 130 47 40 115 72 197 95 82 22 164 34 247 34 109 0 206-22 293-67 88-47 157-112 207-194 10-15 20-23 35-23 32 0 60 25 82 75 23 50 33 107 33 172 0 147-65 262-192 346-127 85-294 127-498 127-195 0-354-39-479-124-127-82-189-192-189-334zM1871 1402c0 122-38 235-117 329-80 97-192 172-342 227-147 57-309 85-485 85-83 0-185-10-307-30-122-23-226-55-316-97-87-45-162-110-219-195-58-84-85-177-85-271 0-77 17-145 52-207 35-60 73-90 110-90 17 0 35 15 47 43 28 72 80 132 157 182 75 49 160 87 254 109 92 23 195 35 304 35 194 0 356-32 486-100 127-67 212-162 254-286 2-10 10-23 15-35s15-17 30-17c30 0 65 29 104 94 40 62 58 137 58 224z">
          <text:p/>
        </draw:path>
        <draw:polygon draw:style-name="gr2" draw:text-style-name="P2" draw:layer="layout" svg:width="4.271cm" svg:height="4.271cm" draw:transform="rotate (1.68528992572572) translate (0.590499848867951cm 4.84537980196731cm)" svg:viewBox="0 0 4272 4272" draw:points="3445,3044 3465,3012 3487,2977 3507,2945 3527,2910 3545,2877 3564,2842 3579,2805 3597,2770 3612,2733 3627,2698 3639,2661 3652,2623 3662,2586 3674,2549 3684,2509 3692,2471 3699,2434 3707,2394 3714,2354 3716,2317 3721,2277 3724,2237 3726,2200 3729,2160 3729,2120 3726,2080 3727,2043 3722,2003 3719,1963 3714,1926 3709,1886 3702,1849 3694,1809 3684,1771 3677,1731 3667,1694 3654,1657 3642,1619 3629,1582 3614,1547 3600,1510 3585,1475 3567,1438 3550,1403 3530,1370 3510,1335 3490,1301 3470,1268 3448,1236 3425,1203 3403,1171 3378,1141 3353,1111 3328,1081 3301,1051 3273,1024 3246,994 3216,969 3189,942 3159,917 3129,892 3096,867 3067,845 3034,822 2999,800 2967,780 2935,760 2900,740 2865,723 2830,705 2795,688 2758,673 2723,658 2686,643 2648,630 2611,618 2573,605 2536,595 2496,585 2459,578 2421,570 2382,563 2342,558 2304,553 2265,551 2225,548 2187,546 2147,546 2108,546 2068,546 2030,548 1991,553 1951,555 1913,560 1873,568 1836,573 1796,580 1759,590 1719,600 1682,610 1644,623 1607,635 1570,648 1535,662 1497,677 1462,695 1428,712 1393,730 1358,747 1323,767 1291,789 1256,809 1223,832 1193,854 1161,879 1131,902 1101,929 1071,954 1041,981 1014,1009 987,1036 959,1063 934,1093 909,1123 884,1156 860,1185 837,1218 815,1250 792,1283 772,1315 752,1350 732,1385 715,1420 698,1454 683,1489 665,1527 653,1562 638,1599 625,1636 613,1674 603,1711 593,1751 583,1788 575,1826 568,1865 563,1903 556,1943 553,1983 551,2020 546,2060 546,2100 546,2139 546,2177 546,2217 548,2257 553,2294 558,2334 563,2374 568,2411 575,2451 585,2488 593,2528 603,2565 615,2603 628,2640 640,2678 653,2712 667,2750 685,2787 700,2822 717,2857 735,2892 755,2927 775,2959 794,2994 817,3026 839,3059 862,3091 887,3121 912,3151 936,3181 964,3211 989,3241 1016,3268 1046,3295 1073,3323 1103,3348 1133,3373 1166,3398 1195,3420 1228,3442 1260,3465 1295,3485 1327,3507 1362,3527 1395,3545 1430,3562 1467,3579 1502,3597 1539,3612 1574,3624 1611,3639 1649,3652 1686,3662 1723,3674 1763,3684 1801,3692 1838,3699 1878,3707 1918,3714 1955,3716 1995,3721 2032,3724 2072,3726 2112,3726 2152,3729 2192,3726 2229,3727 2269,3722 2306,3719 2346,3714 2386,3709 2423,3702 2463,3694 2501,3684 2541,3677 2578,3667 2615,3654 2653,3642 2687,3629 2725,3614 2762,3600 2976,4100 2927,4120 2879,4140 2829,4158 2780,4172 2727,4190 2677,4202 2625,4215 2575,4227 2523,4237 2471,4245 2418,4255 2366,4260 2314,4265 2261,4270 2209,4272 2157,4272 2104,4272 2050,4270 1997,4267 1945,4265 1893,4260 1840,4252 1788,4245 1738,4235 1686,4225 1634,4212 1584,4200 1532,4185 1482,4170 1432,4152 1382,4135 1332,4115 1285,4095 1238,4075 1190,4050 1143,4028 1096,4003 1051,3975 1006,3948 961,3921 916,3891 874,3861 832,3828 789,3796 750,3761 710,3726 672,3691 635,3654 598,3617 560,3579 525,3539 490,3500 458,3460 426,3417 396,3375 366,3330 336,3288 309,3243 281,3196 256,3151 232,3103 209,3056 187,3009 164,2961 147,2912 127,2862 109,2812 95,2762 80,2712 65,2660 52,2610 42,2558 32,2506 22,2453 17,2401 10,2349 5,2296 2,2244 0,2192 0,2139 0,2087 3,2032 5,1980 10,1930 15,1875 22,1826 30,1771 40,1721 52,1669 65,1619 77,1566 92,1517 107,1467 125,1417 145,1365 162,1317 184,1270 207,1220 229,1173 254,1126 279,1081 307,1036 334,991 361,946 391,904 424,859 454,819 488,777 521,737 558,697 593,660 630,622 668,585 705,550 745,513 787,481 827,448 870,416 912,386 957,356 1002,326 1047,299 1091,274 1136,249 1184,224 1231,202 1278,179 1328,159 1378,139 1428,122 1478,105 1527,90 1577,75 1627,62 1679,50 1732,40 1784,30 1836,22 1889,15 1941,10 1993,5 2045,2 2098,0 2150,0 2202,3 2257,3 2310,8 2362,13 2414,17 2466,25 2519,35 2569,45 2621,55 2673,67 2723,82 2773,97 2823,112 2872,132 2922,150 2972,170 3019,192 3067,214 3114,237 3161,262 3206,287 3251,314 3296,344 3341,371 3383,401 3425,434 3468,466 3508,498 3547,533 3587,568 3627,606 3662,643 3699,680 3734,720 3769,758 3801,800 3836,840 3866,885 3896,927 3926,969 3953,1014 3981,1059 4008,1106 4033,1154 4055,1198 4078,1246 4100,1296 4120,1345 4140,1393 4158,1443 4172,1492 4190,1542 4202,1595 4215,1644 4227,1697 4237,1747 4245,1801 4255,1851 4260,1906 4265,1956 4270,2008 4272,2063 4272,2115 4272,2168 4270,2220 4267,2275 4265,2324 4260,2377 4252,2432 4245,2481 4235,2534 4225,2586 4212,2638 4200,2688 4185,2740 4170,2790 4152,2840 4135,2890 4117,2937 4095,2987 4075,3034 4053,3082 4028,3129 4003,3176 3975,3221 3948,3266 3921,3311 3891,3356 4272,3418 3208,3861 3246,2735">
          <text:p/>
        </draw:polygon>
      </draw:page>
      <draw:page draw:name="page3" draw:style-name="dp3" draw:master-page-name="Standard_5f__5f_">
        <draw:path draw:style-name="gr1" draw:text-style-name="P1" draw:layer="layout" svg:width="1.87cm" svg:height="2.042cm" svg:x="1.541cm" svg:y="1.347cm" svg:viewBox="0 0 1871 2043" svg:d="M971 854c-89 0-176-15-259-47-84-30-147-72-191-124-43-53-65-113-65-175 0-82 22-159 67-234s110-137 194-192c85-55 157-82 215-82 30 0 44 12 44 37s-14 55-47 93c-32 34-47 67-47 89 0 25 7 43 20 55 12 15 30 22 52 30 20 7 55 12 100 15 84 5 147 15 184 32 40 18 72 45 97 80 25 37 38 80 40 129 0 53-17 103-47 150-33 45-78 80-140 107-60 25-132 37-217 37zM244 959c0-70 15-132 47-192 33-57 65-87 100-87 25 0 37 15 40 42 2 48 27 93 77 130 47 40 115 72 197 95 82 22 164 34 247 34 109 0 206-22 293-67 88-47 157-112 207-194 10-15 20-23 35-23 32 0 60 25 82 75 23 50 33 107 33 172 0 147-65 262-192 346-127 85-294 127-498 127-195 0-354-39-479-124-127-82-189-192-189-334zM1871 1402c0 122-38 235-117 329-80 97-192 172-342 227-147 57-309 85-485 85-83 0-185-10-307-30-122-23-226-55-316-97-87-45-162-110-219-195-58-84-85-177-85-271 0-77 17-145 52-207 35-60 73-90 110-90 17 0 35 15 47 43 28 72 80 132 157 182 75 49 160 87 254 109 92 23 195 35 304 35 194 0 356-32 486-100 127-67 212-162 254-286 2-10 10-23 15-35s15-17 30-17c30 0 65 29 104 94 40 62 58 137 58 224z">
          <text:p/>
        </draw:path>
        <draw:polygon draw:style-name="gr2" draw:text-style-name="P2" draw:layer="layout" svg:width="4.271cm" svg:height="4.271cm" draw:transform="rotate (1.68528992572572) translate (0.590499848867951cm 4.84537980196731cm)" svg:viewBox="0 0 4272 4272" draw:points="3445,3044 3465,3012 3487,2977 3507,2945 3527,2910 3545,2877 3564,2842 3579,2805 3597,2770 3612,2733 3627,2698 3639,2661 3652,2623 3662,2586 3674,2549 3684,2509 3692,2471 3699,2434 3707,2394 3714,2354 3716,2317 3721,2277 3724,2237 3726,2200 3729,2160 3729,2120 3726,2080 3727,2043 3722,2003 3719,1963 3714,1926 3709,1886 3702,1849 3694,1809 3684,1771 3677,1731 3667,1694 3654,1657 3642,1619 3629,1582 3614,1547 3600,1510 3585,1475 3567,1438 3550,1403 3530,1370 3510,1335 3490,1301 3470,1268 3448,1236 3425,1203 3403,1171 3378,1141 3353,1111 3328,1081 3301,1051 3273,1024 3246,994 3216,969 3189,942 3159,917 3129,892 3096,867 3067,845 3034,822 2999,800 2967,780 2935,760 2900,740 2865,723 2830,705 2795,688 2758,673 2723,658 2686,643 2648,630 2611,618 2573,605 2536,595 2496,585 2459,578 2421,570 2382,563 2342,558 2304,553 2265,551 2225,548 2187,546 2147,546 2108,546 2068,546 2030,548 1991,553 1951,555 1913,560 1873,568 1836,573 1796,580 1759,590 1719,600 1682,610 1644,623 1607,635 1570,648 1535,662 1497,677 1462,695 1428,712 1393,730 1358,747 1323,767 1291,789 1256,809 1223,832 1193,854 1161,879 1131,902 1101,929 1071,954 1041,981 1014,1009 987,1036 959,1063 934,1093 909,1123 884,1156 860,1185 837,1218 815,1250 792,1283 772,1315 752,1350 732,1385 715,1420 698,1454 683,1489 665,1527 653,1562 638,1599 625,1636 613,1674 603,1711 593,1751 583,1788 575,1826 568,1865 563,1903 556,1943 553,1983 551,2020 546,2060 546,2100 546,2139 546,2177 546,2217 548,2257 553,2294 558,2334 563,2374 568,2411 575,2451 585,2488 593,2528 603,2565 615,2603 628,2640 640,2678 653,2712 667,2750 685,2787 700,2822 717,2857 735,2892 755,2927 775,2959 794,2994 817,3026 839,3059 862,3091 887,3121 912,3151 936,3181 964,3211 989,3241 1016,3268 1046,3295 1073,3323 1103,3348 1133,3373 1166,3398 1195,3420 1228,3442 1260,3465 1295,3485 1327,3507 1362,3527 1395,3545 1430,3562 1467,3579 1502,3597 1539,3612 1574,3624 1611,3639 1649,3652 1686,3662 1723,3674 1763,3684 1801,3692 1838,3699 1878,3707 1918,3714 1955,3716 1995,3721 2032,3724 2072,3726 2112,3726 2152,3729 2192,3726 2229,3727 2269,3722 2306,3719 2346,3714 2386,3709 2423,3702 2463,3694 2501,3684 2541,3677 2578,3667 2615,3654 2653,3642 2687,3629 2725,3614 2762,3600 2976,4100 2927,4120 2879,4140 2829,4158 2780,4172 2727,4190 2677,4202 2625,4215 2575,4227 2523,4237 2471,4245 2418,4255 2366,4260 2314,4265 2261,4270 2209,4272 2157,4272 2104,4272 2050,4270 1997,4267 1945,4265 1893,4260 1840,4252 1788,4245 1738,4235 1686,4225 1634,4212 1584,4200 1532,4185 1482,4170 1432,4152 1382,4135 1332,4115 1285,4095 1238,4075 1190,4050 1143,4028 1096,4003 1051,3975 1006,3948 961,3921 916,3891 874,3861 832,3828 789,3796 750,3761 710,3726 672,3691 635,3654 598,3617 560,3579 525,3539 490,3500 458,3460 426,3417 396,3375 366,3330 336,3288 309,3243 281,3196 256,3151 232,3103 209,3056 187,3009 164,2961 147,2912 127,2862 109,2812 95,2762 80,2712 65,2660 52,2610 42,2558 32,2506 22,2453 17,2401 10,2349 5,2296 2,2244 0,2192 0,2139 0,2087 3,2032 5,1980 10,1930 15,1875 22,1826 30,1771 40,1721 52,1669 65,1619 77,1566 92,1517 107,1467 125,1417 145,1365 162,1317 184,1270 207,1220 229,1173 254,1126 279,1081 307,1036 334,991 361,946 391,904 424,859 454,819 488,777 521,737 558,697 593,660 630,622 668,585 705,550 745,513 787,481 827,448 870,416 912,386 957,356 1002,326 1047,299 1091,274 1136,249 1184,224 1231,202 1278,179 1328,159 1378,139 1428,122 1478,105 1527,90 1577,75 1627,62 1679,50 1732,40 1784,30 1836,22 1889,15 1941,10 1993,5 2045,2 2098,0 2150,0 2202,3 2257,3 2310,8 2362,13 2414,17 2466,25 2519,35 2569,45 2621,55 2673,67 2723,82 2773,97 2823,112 2872,132 2922,150 2972,170 3019,192 3067,214 3114,237 3161,262 3206,287 3251,314 3296,344 3341,371 3383,401 3425,434 3468,466 3508,498 3547,533 3587,568 3627,606 3662,643 3699,680 3734,720 3769,758 3801,800 3836,840 3866,885 3896,927 3926,969 3953,1014 3981,1059 4008,1106 4033,1154 4055,1198 4078,1246 4100,1296 4120,1345 4140,1393 4158,1443 4172,1492 4190,1542 4202,1595 4215,1644 4227,1697 4237,1747 4245,1801 4255,1851 4260,1906 4265,1956 4270,2008 4272,2063 4272,2115 4272,2168 4270,2220 4267,2275 4265,2324 4260,2377 4252,2432 4245,2481 4235,2534 4225,2586 4212,2638 4200,2688 4185,2740 4170,2790 4152,2840 4135,2890 4117,2937 4095,2987 4075,3034 4053,3082 4028,3129 4003,3176 3975,3221 3948,3266 3921,3311 3891,3356 4272,3418 3208,3861 3246,2735">
          <text:p/>
        </draw:polygon>
      </draw:page>
      <draw:page draw:name="page4" draw:style-name="dp4" draw:master-page-name="Standard_5f__5f_">
        <draw:path draw:style-name="gr3" draw:text-style-name="P3" draw:layer="layout" svg:width="1.87cm" svg:height="2.042cm" svg:x="1.541cm" svg:y="1.348cm" svg:viewBox="0 0 1871 2043" svg:d="M971 854c-89 0-176-15-259-47-84-30-147-72-191-124-43-53-65-113-65-175 0-82 22-159 67-234s110-137 194-192c85-55 157-82 215-82 30 0 44 12 44 37s-14 55-47 93c-32 34-47 67-47 89 0 25 7 43 20 55 12 15 30 22 52 30 20 7 55 12 100 15 84 5 147 15 184 32 40 18 72 45 97 80 25 37 38 80 40 129 0 53-17 103-47 150-33 45-78 80-140 107-60 25-132 37-217 37zM244 959c0-70 15-132 47-192 33-57 65-87 100-87 25 0 37 15 40 42 2 48 27 93 77 130 47 40 115 72 197 95 82 22 164 34 247 34 109 0 206-22 293-67 88-47 157-112 207-194 10-15 20-23 35-23 32 0 60 25 82 75 23 50 33 107 33 172 0 147-65 262-192 346-127 85-294 127-498 127-195 0-354-39-479-124-127-82-189-192-189-334zM1871 1402c0 122-38 235-117 329-80 97-192 172-342 227-147 57-309 85-485 85-83 0-185-10-307-30-122-23-226-55-316-97-87-45-162-110-219-195-58-84-85-177-85-271 0-77 17-145 52-207 35-60 73-90 110-90 17 0 35 15 47 43 28 72 80 132 157 182 75 49 160 87 254 109 92 23 195 35 304 35 194 0 356-32 486-100 127-67 212-162 254-286 2-10 10-23 15-35s15-17 30-17c30 0 65 29 104 94 40 62 58 137 58 224z">
          <text:p/>
        </draw:path>
        <draw:polygon draw:style-name="gr4" draw:text-style-name="P4" draw:layer="layout" svg:width="4.271cm" svg:height="4.271cm" draw:transform="rotate (1.68528992572572) translate (0.590499848867951cm 4.84637980196731cm)" svg:viewBox="0 0 4272 4272" draw:points="3445,3044 3465,3012 3487,2977 3507,2945 3527,2910 3545,2877 3564,2842 3579,2805 3597,2770 3612,2733 3627,2698 3639,2661 3652,2623 3662,2586 3674,2549 3684,2509 3692,2471 3699,2434 3707,2394 3714,2354 3716,2317 3721,2277 3724,2237 3726,2200 3729,2160 3729,2120 3726,2080 3727,2043 3722,2003 3719,1963 3714,1926 3709,1886 3702,1849 3694,1809 3684,1771 3677,1731 3667,1694 3654,1657 3642,1619 3629,1582 3614,1547 3600,1510 3585,1475 3567,1438 3550,1403 3530,1370 3510,1335 3490,1301 3470,1268 3448,1236 3425,1203 3403,1171 3378,1141 3353,1111 3328,1081 3301,1051 3273,1024 3246,994 3216,969 3189,942 3159,917 3129,892 3096,867 3067,845 3034,822 2999,800 2967,780 2935,760 2900,740 2865,723 2830,705 2795,688 2758,673 2723,658 2686,643 2648,630 2611,618 2573,605 2536,595 2496,585 2459,578 2421,570 2382,563 2342,558 2304,553 2265,551 2225,548 2187,546 2147,546 2108,546 2068,546 2030,548 1991,553 1951,555 1913,560 1873,568 1836,573 1796,580 1759,590 1719,600 1682,610 1644,623 1607,635 1570,648 1535,662 1497,677 1462,695 1428,712 1393,730 1358,747 1323,767 1291,789 1256,809 1223,832 1193,854 1161,879 1131,902 1101,929 1071,954 1041,981 1014,1009 987,1036 959,1063 934,1093 909,1123 884,1156 860,1185 837,1218 815,1250 792,1283 772,1315 752,1350 732,1385 715,1420 698,1454 683,1489 665,1527 653,1562 638,1599 625,1636 613,1674 603,1711 593,1751 583,1788 575,1826 568,1865 563,1903 556,1943 553,1983 551,2020 546,2060 546,2100 546,2139 546,2177 546,2217 548,2257 553,2294 558,2334 563,2374 568,2411 575,2451 585,2488 593,2528 603,2565 615,2603 628,2640 640,2678 653,2712 667,2750 685,2787 700,2822 717,2857 735,2892 755,2927 775,2959 794,2994 817,3026 839,3059 862,3091 887,3121 912,3151 936,3181 964,3211 989,3241 1016,3268 1046,3295 1073,3323 1103,3348 1133,3373 1166,3398 1195,3420 1228,3442 1260,3465 1295,3485 1327,3507 1362,3527 1395,3545 1430,3562 1467,3579 1502,3597 1539,3612 1574,3624 1611,3639 1649,3652 1686,3662 1723,3674 1763,3684 1801,3692 1838,3699 1878,3707 1918,3714 1955,3716 1995,3721 2032,3724 2072,3726 2112,3726 2152,3729 2192,3726 2229,3727 2269,3722 2306,3719 2346,3714 2386,3709 2423,3702 2463,3694 2501,3684 2541,3677 2578,3667 2615,3654 2653,3642 2687,3629 2725,3614 2762,3600 2976,4100 2927,4120 2879,4140 2829,4158 2780,4172 2727,4190 2677,4202 2625,4215 2575,4227 2523,4237 2471,4245 2418,4255 2366,4260 2314,4265 2261,4270 2209,4272 2157,4272 2104,4272 2050,4270 1997,4267 1945,4265 1893,4260 1840,4252 1788,4245 1738,4235 1686,4225 1634,4212 1584,4200 1532,4185 1482,4170 1432,4152 1382,4135 1332,4115 1285,4095 1238,4075 1190,4050 1143,4028 1096,4003 1051,3975 1006,3948 961,3921 916,3891 874,3861 832,3828 789,3796 750,3761 710,3726 672,3691 635,3654 598,3617 560,3579 525,3539 490,3500 458,3460 426,3417 396,3375 366,3330 336,3288 309,3243 281,3196 256,3151 232,3103 209,3056 187,3009 164,2961 147,2912 127,2862 109,2812 95,2762 80,2712 65,2660 52,2610 42,2558 32,2506 22,2453 17,2401 10,2349 5,2296 2,2244 0,2192 0,2139 0,2087 3,2032 5,1980 10,1930 15,1875 22,1826 30,1771 40,1721 52,1669 65,1619 77,1566 92,1517 107,1467 125,1417 145,1365 162,1317 184,1270 207,1220 229,1173 254,1126 279,1081 307,1036 334,991 361,946 391,904 424,859 454,819 488,777 521,737 558,697 593,660 630,622 668,585 705,550 745,513 787,481 827,448 870,416 912,386 957,356 1002,326 1047,299 1091,274 1136,249 1184,224 1231,202 1278,179 1328,159 1378,139 1428,122 1478,105 1527,90 1577,75 1627,62 1679,50 1732,40 1784,30 1836,22 1889,15 1941,10 1993,5 2045,2 2098,0 2150,0 2202,3 2257,3 2310,8 2362,13 2414,17 2466,25 2519,35 2569,45 2621,55 2673,67 2723,82 2773,97 2823,112 2872,132 2922,150 2972,170 3019,192 3067,214 3114,237 3161,262 3206,287 3251,314 3296,344 3341,371 3383,401 3425,434 3468,466 3508,498 3547,533 3587,568 3627,606 3662,643 3699,680 3734,720 3769,758 3801,800 3836,840 3866,885 3896,927 3926,969 3953,1014 3981,1059 4008,1106 4033,1154 4055,1198 4078,1246 4100,1296 4120,1345 4140,1393 4158,1443 4172,1492 4190,1542 4202,1595 4215,1644 4227,1697 4237,1747 4245,1801 4255,1851 4260,1906 4265,1956 4270,2008 4272,2063 4272,2115 4272,2168 4270,2220 4267,2275 4265,2324 4260,2377 4252,2432 4245,2481 4235,2534 4225,2586 4212,2638 4200,2688 4185,2740 4170,2790 4152,2840 4135,2890 4117,2937 4095,2987 4075,3034 4053,3082 4028,3129 4003,3176 3975,3221 3948,3266 3921,3311 3891,3356 4272,3418 3208,3861 3246,2735">
          <text:p/>
        </draw:polygon>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gradient draw:name="Gradient_20_1" draw:display-name="Gradient 1" draw:style="linear" draw:start-color="#ff99ff" draw:end-color="#00ccff" draw:start-intensity="100%" draw:end-intensity="100%" draw:angle="150" draw:border="0%"/>
    <draw:gradient draw:name="Gradient_20_2" draw:display-name="Gradient 2" draw:style="linear" draw:start-color="#ff33ff" draw:end-color="#00ccff" draw:start-intensity="100%" draw:end-intensity="100%" draw:angle="150" draw:border="0%"/>
    <draw:gradient draw:name="Gradient_20_3" draw:display-name="Gradient 3" draw:style="linear" draw:start-color="#ff66ff" draw:end-color="#66ccff" draw:start-intensity="100%" draw:end-intensity="100%" draw:angle="150" draw:border="0%"/>
    <draw:gradient draw:name="Gradient_20_4" draw:display-name="Gradient 4" draw:style="linear" draw:start-color="#ff66ff" draw:end-color="#3399ff" draw:start-intensity="100%" draw:end-intensity="100%" draw:angle="150" draw:border="0%"/>
    <draw:gradient draw:name="Gradient_20_5" draw:display-name="Gradient 5" draw:style="linear" draw:start-color="#ff66ff" draw:end-color="#00ccff" draw:start-intensity="100%" draw:end-intensity="100%" draw:angle="150" draw:border="0%"/>
    <draw:gradient draw:name="Sky" draw:style="linear" draw:start-color="#990099" draw:end-color="#3333ff" draw:start-intensity="100%" draw:end-intensity="100%" draw:angle="150" draw:border="0%"/>
    <draw:gradient draw:name="Sky2" draw:style="linear" draw:start-color="#ff420e" draw:end-color="#14538b" draw:start-intensity="100%" draw:end-intensity="100%" draw:angle="150" draw:border="0%"/>
    <draw:gradient draw:name="Sky3" draw:style="linear" draw:start-color="#990099" draw:end-color="#3333ff" draw:start-intensity="100%" draw:end-intensity="100%" draw:angle="15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0cm" fo:margin-bottom="0cm" fo:margin-left="0cm" fo:margin-right="0cm" fo:page-width="5cm" fo:page-height="5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style:master-page style:name="Standard_5f_" style:display-name="Standard_" style:page-layout-name="PM0" draw:style-name="Mdp1"/>
    <style:master-page style:name="Standard_5f__5f_" style:display-name="Standard__"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efan Wieczorek</meta:initial-creator>
    <meta:creation-date>2016-05-18T08:31:25.709893920</meta:creation-date>
    <dc:date>2016-05-23T15:03:12.834893144</dc:date>
    <meta:editing-duration>PT52M58S</meta:editing-duration>
    <meta:editing-cycles>11</meta:editing-cycles>
    <meta:generator>LibreOffice/4.4.7.2$Linux_X86_64 LibreOffice_project/40$Build-2</meta:generator>
    <dc:creator>Stefan Wieczorek</dc:creator>
    <meta:document-statistic meta:object-count="8"/>
  </office:meta>
</office:document-meta>
</file>